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WebSocketConfiguration.registerWebSocketHandlers( WebSocketHandlerRegistry regis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WebSocketConfiguration.setConfigurers( List &lt; WebSocketConfigurer &gt; configur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